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1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1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1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1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1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1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1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1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1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3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6253.40244550771" calcext:value-type="float">
            <text:p>6253.4024455077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450" calcext:value-type="float">
            <text:p>8450</text:p>
          </table:table-cell>
          <table:table-cell table:number-columns-repeated="2"/>
          <table:table-cell table:formula="of:=SUM([.H4];[.H34];[.H64];[.H94])" office:value-type="float" office:value="6253.40244550771" calcext:value-type="float">
            <text:p>6253.4024455077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6253.40244550771" calcext:value-type="float">
            <text:p>6253.4024455077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</table:table-row>
        <table:table-row table:style-name="ro3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3200" calcext:value-type="float">
            <text:p>3200</text:p>
          </table:table-cell>
          <table:table-cell/>
          <table:table-cell table:formula="of:=SUM([.K2];[.K5];[.K7];[.K33];[.K67])" office:value-type="float" office:value="135900" calcext:value-type="float">
            <text:p>135900</text:p>
          </table:table-cell>
          <table:table-cell table:formula="of:=SUM([.H9];[.H38];[.H68];[.H98])" office:value-type="float" office:value="6253.40244550771" calcext:value-type="float">
            <text:p>6253.4024455077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)" office:value-type="float" office:value="127500" calcext:value-type="float">
            <text:p>127500</text:p>
          </table:table-cell>
          <table:table-cell table:formula="of:=SUM([.H10];[.H39];[.H69];[.H99])" office:value-type="float" office:value="6253.40244550771" calcext:value-type="float">
            <text:p>6253.4024455077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550" calcext:value-type="float">
            <text:p>1550</text:p>
          </table:table-cell>
          <table:table-cell/>
          <table:table-cell table:style-name="ce15" table:formula="of:=[.L9]-[.L10]" office:value-type="float" office:value="8400" calcext:value-type="float">
            <text:p>8400</text:p>
          </table:table-cell>
          <table:table-cell table:formula="of:=SUM([.H11];[.H40];[.H70];[.H100])" office:value-type="float" office:value="6253.40244550771" calcext:value-type="float">
            <text:p>6253.4024455077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40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</table:table-row>
        <table:table-row table:style-name="ro3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3"/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5700" calcext:value-type="float">
            <text:p>57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5300" calcext:value-type="float">
            <text:p>5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7950" calcext:value-type="float">
            <text:p>7950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6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9/02/2016</text:p>
          </table:table-cell>
          <table:table-cell table:number-columns-repeated="5"/>
          <table:table-cell table:style-name="ce15" table:formula="of:=SUM([.B93:.F93])" office:value-type="float" office:value="0" calcext:value-type="float">
            <text:p>0</text:p>
          </table:table-cell>
          <table:table-cell table:style-name="ce21" table:formula="of:=SUM([.B117:.F117])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5"/>
          <table:table-cell table:style-name="ce16" table:formula="of:=SUM([.A117:.F117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5"/>
          <table:table-cell table:style-name="ce16" table:formula="of:=SUM([.B117:.F117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5"/>
          <table:table-cell table:style-name="ce16" table:formula="of:=SUM([.A117:.F11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117];[.D117])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1" table:number-columns-repeated="2"/>
          <table:table-cell table:number-columns-repeated="5"/>
          <table:table-cell table:style-name="ce16" table:formula="of:=SUM([.B117];[.C117];[.E117];[.F117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117];[.D117];[.E117];[.F117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:.F117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)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Hasmik</text:p>
          </table:table-cell>
          <table:table-cell/>
          <table:table-cell table:formula="of:=SUM([.B117:.F117])"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7:.F117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117:.F117])" office:value-type="float" office:value="0" calcext:value-type="float">
            <text:p>0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7:.F117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117:.F117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117])" office:value-type="float" office:value="0" calcext:value-type="float">
            <text:p>0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F117])" office:value-type="float" office:value="0" calcext:value-type="float">
            <text:p>0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117:.F117])" office:value-type="float" office:value="0" calcext:value-type="float">
            <text:p>0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7];[.C117];[.D117];[.E117];[.F117])" office:value-type="float" office:value="0" calcext:value-type="float">
            <text:p>0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117];[.D117];[.E117];[.F117])"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3">
          <table:table-cell table:style-name="ce15"/>
          <table:table-cell table:style-name="ce15" table:formula="of:=[.B93]/18" office:value-type="float" office:value="0" calcext:value-type="float">
            <text:p>0</text:p>
          </table:table-cell>
          <table:table-cell table:style-name="ce15" table:formula="of:=[.C93]/20" office:value-type="float" office:value="0" calcext:value-type="float">
            <text:p>0</text:p>
          </table:table-cell>
          <table:table-cell table:style-name="ce15" table:formula="of:=[.D93]/21" office:value-type="float" office:value="0" calcext:value-type="float">
            <text:p>0</text:p>
          </table:table-cell>
          <table:table-cell table:style-name="ce15" table:formula="of:=[.E93]/20" office:value-type="float" office:value="0" calcext:value-type="float">
            <text:p>0</text:p>
          </table:table-cell>
          <table:table-cell table:style-name="ce15" table:formula="of:=[.F93]/20" office:value-type="float" office:value="0" calcext:value-type="float">
            <text:p>0</text:p>
          </table:table-cell>
          <table:table-cell/>
          <table:table-cell table:formula="of:=SUM([.E117];[.D117])" office:value-type="float" office:value="0" calcext:value-type="float">
            <text:p>0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117:.F117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7:.F117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93:.H119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21:43:20.797603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26T22:08:10.544984821</dc:date>
    <meta:editing-duration>P4DT22H43M30S</meta:editing-duration>
    <meta:editing-cycles>1918</meta:editing-cycles>
    <meta:generator>LibreOffice/4.2.6.3$Linux_X86_64 LibreOffice_project/420m0$Build-3</meta:generator>
    <meta:document-statistic meta:table-count="11" meta:cell-count="4577" meta:object-count="0"/>
  </office:meta>
</office:document-meta>
</file>